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alibri" svg:font-family="Calibri"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4925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 style:family="paragraph" style:parent-style-name="Standard">
      <style:paragraph-properties fo:margin-left="0.4925in" fo:margin-right="0in" fo:text-align="start" style:justify-single-word="false" fo:text-indent="0in" style:auto-text-indent="false" style:text-autospace="none"/>
      <style:text-properties fo:color="#3f7f7f" style:font-name="Monospace" fo:font-size="10pt" style:font-name-asian="Monospace" style:font-size-asian="10pt" style:font-name-complex="Monospace" style:font-size-complex="10pt"/>
    </style:style>
    <style:style style:name="P3" style:family="paragraph" style:parent-style-name="Text_20_body">
      <style:paragraph-properties fo:margin-left="0.4925in" fo:margin-right="0in" fo:text-indent="0in" style:auto-text-indent="false"/>
      <style:text-properties fo:color="#3f7f7f" style:font-name="Monospace" fo:font-size="10pt" style:font-name-asian="Monospace" style:font-size-asian="10pt" style:font-name-complex="Monospace" style:font-size-complex="10pt"/>
    </style:style>
    <style:style style:name="P4" style:family="paragraph" style:parent-style-name="Text_20_body">
      <style:text-properties style:font-name="Calibri" fo:font-size="11pt" style:font-size-asian="11pt" style:font-size-complex="11pt"/>
    </style:style>
    <style:style style:name="P5" style:family="paragraph" style:parent-style-name="Text_20_body">
      <style:text-properties style:font-name="Calibri" fo:font-size="11pt" style:font-size-asian="9.60000038146973pt" style:font-size-complex="11pt"/>
    </style:style>
    <style:style style:name="P6" style:family="paragraph" style:parent-style-name="Text_20_body">
      <style:text-properties fo:font-size="11pt" style:font-size-asian="9.60000038146973pt" style:font-size-complex="11pt"/>
    </style:style>
    <style:style style:name="P7" style:family="paragraph" style:parent-style-name="Standard">
      <style:text-properties style:font-name="Calibri" fo:font-size="11pt" style:font-size-asian="11pt" style:font-size-complex="11pt"/>
    </style:style>
    <style:style style:name="P8" style:family="paragraph" style:parent-style-name="Standard">
      <style:paragraph-properties fo:margin-left="0.4925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9" style:family="paragraph" style:parent-style-name="Text_20_body">
      <style:text-properties style:font-name="Calibri" fo:font-size="11pt" style:font-size-asian="11pt" style:font-size-complex="11pt"/>
    </style:style>
    <style:style style:name="P10" style:family="paragraph" style:parent-style-name="Text_20_body" style:list-style-name="L1">
      <style:text-properties style:font-name="Calibri" fo:font-size="11pt" style:font-size-asian="11pt" style:font-size-complex="11pt"/>
    </style:style>
    <style:style style:name="P11" style:family="paragraph" style:parent-style-name="Text_20_body" style:list-style-name="L2">
      <style:text-properties style:font-name="Calibri" fo:font-size="11pt" style:font-size-asian="11pt" style:font-size-complex="11pt"/>
    </style:style>
    <style:style style:name="P12" style:family="paragraph" style:parent-style-name="Text_20_body" style:list-style-name="L3">
      <style:text-properties style:font-name="Calibri" fo:font-size="11pt" style:font-size-asian="11pt" style:font-size-complex="11pt"/>
    </style:style>
    <style:style style:name="P13" style:family="paragraph" style:parent-style-name="Text_20_body" style:list-style-name="L4">
      <style:text-properties style:font-name="Calibri" fo:font-size="11pt" style:font-size-asian="11pt" style:font-size-complex="11pt"/>
    </style:style>
    <style:style style:name="P14" style:family="paragraph" style:parent-style-name="Text_20_body" style:list-style-name="L5">
      <style:text-properties style:font-name="Calibri" fo:font-size="11pt" style:font-size-asian="11pt" style:font-size-complex="11pt"/>
    </style:style>
    <style:style style:name="P15" style:family="paragraph" style:parent-style-name="Text_20_body">
      <style:text-properties style:font-name="Calibri" fo:font-size="11pt" style:font-size-asian="9.60000038146973pt" style:font-size-complex="11pt"/>
    </style:style>
    <style:style style:name="P16" style:family="paragraph" style:parent-style-name="Text_20_body" style:list-style-name="L6">
      <style:text-properties style:font-name="Calibri" fo:font-size="11pt" style:font-size-asian="9.60000038146973pt" style:font-size-complex="11pt"/>
    </style:style>
    <style:style style:name="P17" style:family="paragraph" style:parent-style-name="Text_20_body" style:list-style-name="L2"/>
    <style:style style:name="P18" style:family="paragraph" style:parent-style-name="Heading_20_1">
      <style:text-properties style:font-name="Calibri"/>
    </style:style>
    <style:style style:name="P19" style:family="paragraph" style:parent-style-name="Heading_20_2">
      <style:text-properties style:font-name="Calibri" fo:font-size="14pt" style:font-size-asian="14pt" style:font-size-complex="14pt"/>
    </style:style>
    <style:style style:name="P20" style:family="paragraph" style:parent-style-name="Heading_20_2" style:list-style-name="">
      <style:text-properties style:font-name="Calibri" fo:font-size="14pt" style:font-size-asian="14pt" style:font-size-complex="14pt"/>
    </style:style>
    <style:style style:name="P21" style:family="paragraph" style:parent-style-name="Heading_20_2" style:list-style-name="">
      <style:text-properties style:font-name="Calibri" fo:font-size="11pt" style:font-size-asian="11pt" style:font-size-complex="11pt"/>
    </style:style>
    <style:style style:name="P22" style:family="paragraph" style:parent-style-name="Heading_20_2" style:list-style-name="">
      <style:text-properties style:font-name="Calibri"/>
    </style:style>
    <style:style style:name="P23" style:family="paragraph" style:parent-style-name="Heading_20_2">
      <style:paragraph-properties fo:break-before="page"/>
      <style:text-properties style:font-name="Calibri"/>
    </style:style>
    <style:style style:name="P24" style:family="paragraph" style:parent-style-name="Heading_20_2">
      <style:paragraph-properties fo:break-before="page"/>
      <style:text-properties style:font-name="Calibri" fo:font-size="14pt" style:font-size-asian="14pt" style:font-size-complex="14pt"/>
    </style:style>
    <style:style style:name="P25" style:family="paragraph" style:parent-style-name="Heading_20_3">
      <style:text-properties style:font-name="Calibri"/>
    </style:style>
    <style:style style:name="P26" style:family="paragraph" style:parent-style-name="Heading_20_3">
      <style:paragraph-properties fo:margin-left="0.9846in" fo:margin-right="0in" fo:text-indent="-0.5in" style:auto-text-indent="false"/>
      <style:text-properties style:font-name="Calibri" fo:font-size="12pt" style:font-size-asian="12pt" style:font-size-complex="12pt"/>
    </style:style>
    <style:style style:name="P27" style:family="paragraph" style:parent-style-name="Contents_20_Heading">
      <style:paragraph-properties fo:break-before="page"/>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Calibri"/>
    </style:style>
    <style:style style:name="T2" style:family="text">
      <style:text-properties style:font-name="Calibri" style:font-size-asian="11pt"/>
    </style:style>
    <style:style style:name="T3" style:family="text">
      <style:text-properties style:font-name="Calibri" fo:font-size="11pt" style:font-size-asian="11pt" style:font-size-complex="11pt"/>
    </style:style>
    <style:style style:name="T4" style:family="text">
      <style:text-properties fo:color="#3c3c3c"/>
    </style:style>
    <style:style style:name="T5" style:family="text">
      <style:text-properties fo:color="#3f7f7f"/>
    </style:style>
    <style:style style:name="T6" style:family="text">
      <style:text-properties fo:color="#7f007f"/>
    </style:style>
    <style:style style:name="T7" style:family="text">
      <style:text-properties fo:color="#2a00ff"/>
    </style:style>
    <style:style style:name="T8" style:family="text">
      <style:text-properties style:font-name="Monospace" fo:font-size="10pt" style:font-name-asian="Monospace" style:font-size-asian="10pt" style:font-name-complex="Monospace" style:font-size-complex="10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Manual Meta Data Application</text:h>
      <text:p text:style-name="P4">This application is created in order to test vision programs, in order to test vision programs you have to now the information available within the image. For example the amount and locations of object in this image. This information is called meta data and is used to compare to results of the programs. Some of the meta data that is needed can be created with this applicatio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Manual Meta Data Application<text:tab/>1</text:p>
          <text:p text:style-name="P30">Options<text:tab/>2</text:p>
          <text:p text:style-name="P30">Preparation<text:tab/>2</text:p>
          <text:p text:style-name="P30">Optional meta data steps<text:tab/>2</text:p>
          <text:p text:style-name="P30">Steps<text:tab/>3</text:p>
          <text:p text:style-name="P30">Special objects<text:tab/>4</text:p>
          <text:p text:style-name="P28">Crate<text:tab/>4</text:p>
          <text:p text:style-name="P30">Crate steps<text:tab/>4</text:p>
          <text:p text:style-name="P30">Annex<text:tab/>5</text:p>
          <text:p text:style-name="P28">Values.xml<text:tab/>5</text:p>
        </text:index-body>
      </text:table-of-content>
      <text:h text:style-name="P22" text:outline-level="2"/>
      <text:h text:style-name="P23" text:outline-level="2">Options</text:h>
      <text:p text:style-name="P4">When the program is started you will be presented with 3 options for storing the meta data:</text:p>
      <text:list xml:id="list1471879025" text:style-name="L1">
        <text:list-item>
          <text:p text:style-name="P10">Override an existing xml file, with this option you select a xml file and this file is over written during the program</text:p>
        </text:list-item>
        <text:list-item>
          <text:p text:style-name="P10">Edit an existing xml file, with this option the application provides the option to skip or edit images already available in the xml file. Image not available in the xml file are added as well</text:p>
        </text:list-item>
        <text:list-item>
          <text:p text:style-name="P10">Add to xml file, adds images to an existing xml which are not available within the xml</text:p>
        </text:list-item>
      </text:list>
      <text:h text:style-name="P19" text:outline-level="2">Preparation</text:h>
      <text:p text:style-name="P4">In order to use this program you will have to prepare a directory in which the are two things located:</text:p>
      <text:p text:style-name="P6"><text:span text:style-name="T1">A Values.xml file in which are described which backgrounds, lighting, perspective and objects are available for choosing. You have to manually add new types if necessary </text:span><text:span text:style-name="T2">(for an example see Annex)</text:span><text:span text:style-name="T1">.</text:span></text:p>
      <text:p text:style-name="P5">And a directory called “Images” which contains all the images you want to add to the .xml file.</text:p>
      <text:p text:style-name="P5">Further you need to have a xml file in which you want to output your results.</text:p>
      <text:h text:style-name="P20" text:outline-level="2">Optional meta data steps</text:h>
      <text:p text:style-name="P4">Next to the steps described above, you have optional options these options give more information about the image. These options are:</text:p>
      <text:list xml:id="list88364950" text:style-name="L2">
        <text:list-item>
          <text:p text:style-name="P11">The step to select a fore- and background image.</text:p>
        </text:list-item>
        <text:list-item>
          <text:p text:style-name="P17"><text:span text:style-name="T3">The step to select a background color.</text:span></text:p>
        </text:list-item>
        <text:list-item>
          <text:p text:style-name="P17"><text:span text:style-name="T3">The step to select a perspective.</text:span></text:p>
        </text:list-item>
        <text:list-item>
          <text:p text:style-name="P17"><text:span text:style-name="T3">The step to select a lighting.</text:span></text:p>
        </text:list-item>
      </text:list>
      <text:h text:style-name="P20" text:outline-level="2"/>
      <text:h text:style-name="P23" text:outline-level="2">Steps</text:h>
      <text:list xml:id="list1240766922" text:style-name="L3">
        <text:list-item>
          <text:p text:style-name="P12">Besides the three options that are presented at the beginning of the program you have to select a directory which contains:</text:p>
        </text:list-item>
      </text:list>
      <text:list xml:id="list1319090360" text:style-name="L4">
        <text:list-item>
          <text:p text:style-name="P13">A Values.xml file (for an example see Annex)</text:p>
        </text:list-item>
        <text:list-item>
          <text:p text:style-name="P13">A directory which is called “Images” with all the images</text:p>
        </text:list-item>
      </text:list>
      <text:list xml:id="list587165944" text:continue-list="list1240766922" text:style-name="L3">
        <text:list-item>
          <text:p text:style-name="P12">The second step is to select a .xml file in which you want to have your results.</text:p>
        </text:list-item>
        <text:list-item>
          <text:p text:style-name="P12">Then press the “OK” button.</text:p>
        </text:list-item>
        <text:list-item>
          <text:p text:style-name="P12">A new window opened, make this window full screen or resize it by hand to make all the options fit inside this window (when you do this later the coordinates selected in the image won't be corrected and set to 0).</text:p>
        </text:list-item>
        <text:list-item>
          <text:p text:style-name="P12">The first thing to do after this is count the total amount of objects in the image and put this in the amount of objects field.</text:p>
          <text:p text:style-name="P12"/>
        </text:list-item>
        <text:list-item>
          <text:p text:style-name="P12">Choose your first object and select a name from the object combo box.</text:p>
        </text:list-item>
      </text:list>
      <text:list xml:id="list443650763" text:style-name="L5">
        <text:list-item>
          <text:p text:style-name="P14">When the object that you have chosen is a crate object a new button will appear this is the crate button. (see crate steps for further explanation)</text:p>
        </text:list-item>
      </text:list>
      <text:list xml:id="list205291235" text:continue-list="list587165944" text:style-name="L3">
        <text:list-item>
          <text:p text:style-name="P12">Then surround the image with a box, to adjust the box size you can move the left upper corner and the lower right corner. You can choose an option by clicking on the corresponding radio button.</text:p>
        </text:list-item>
        <text:list-item>
          <text:p text:style-name="P12">After surrounding the object with a box the radio button jumps to drawing a rotation line. The rotation top is the top of the object and the rotation bottom is the bottom of the object in order to calculate the rotation. When an object for example a ring has no rotation you can check the no rotation box and the the rotation is 0.</text:p>
        </text:list-item>
        <text:list-item>
          <text:p text:style-name="P12">By pressing the “Next object” or “Next images” button the object is outputted to the .xml file. When next images is pressed the next image is loaded else the values are cleared for the next object.</text:p>
        </text:list-item>
        <text:list-item>
          <text:p text:style-name="P12">When you lose overview you can press the reset button you will start by the first object again.</text:p>
        </text:list-item>
        <text:list-item>
          <text:p text:style-name="P12">By pressing done the program closes.</text:p>
        </text:list-item>
        <text:list-item>
          <text:p text:style-name="P12">Now you have a .xml file which contains meta data for your images.</text:p>
        </text:list-item>
      </text:list>
      <text:h text:style-name="P21" text:outline-level="2"/>
      <text:h text:style-name="P24" text:outline-level="2">Special objects</text:h>
      <text:h text:style-name="P25" text:outline-level="3">Crate</text:h>
      <text:p text:style-name="P7">a crate has 3 fiducial/markers and a bar code, the bar code sits in the lower right corner. The top left fiducial/marker sits diagonal to the bar code.</text:p>
      <text:h text:style-name="P19" text:outline-level="2">Crate steps</text:h>
      <text:p text:style-name="P5">When the selected object is a crate object what we want to know is what the location is of the fiducial/marker and the contents of the code, this information is globally obtained by preforming the next steps:</text:p>
      <text:list xml:id="list2144304067" text:style-name="L6">
        <text:list-item>
          <text:p text:style-name="P16">The first step which is selected, is the option to draw a rectangle on the edges of the top left fiducial/marker. The radio button for this is the “Left top marker”.</text:p>
        </text:list-item>
        <text:list-item>
          <text:p text:style-name="P16">The next step which is selected immediately after releasing the left mouse button in the image field when the “Left top marker” is selected, is the “Right top marker” now you can draw the right top fiducial/marker.</text:p>
        </text:list-item>
        <text:list-item>
          <text:p text:style-name="P16">The third option is the same as the second except that it is the “Left lower marker”</text:p>
        </text:list-item>
        <text:list-item>
          <text:p text:style-name="P16">the fourth and final step is to fill the text field for the value of the bar code.</text:p>
        </text:list-item>
      </text:list>
      <text:p text:style-name="P5">For drawing the rectangles around the fiducial/markers you have three options:</text:p>
      <text:list xml:id="list668887544" text:continue-numbering="true" text:style-name="L6">
        <text:list-item>
          <text:list>
            <text:list-item>
              <text:p text:style-name="P16">Draw the entire rectangle. By pressing the left mouse button you set the top left corner and by releasing you set the lower right corner.</text:p>
            </text:list-item>
            <text:list-item>
              <text:p text:style-name="P16">The second option is to relocate the top left corner of the rectangle. This is done by pressing the “LTcorner” radio button. While pressing and moving the rectangle gets drawn at the new size.</text:p>
            </text:list-item>
            <text:list-item>
              <text:p text:style-name="P16">The third and last option is the option to relocate the right lower corner. This is done by pressing the “RLcorner” radio button. While pressing and moving the rectangle gets drawn at the new size.</text:p>
            </text:list-item>
          </text:list>
        </text:list-item>
      </text:list>
      <text:p text:style-name="P5">before you can press the crate button you will have to draw a rectangle around the object and draw an rotation line.</text:p>
      <text:h text:style-name="P24" text:outline-level="2">Annex</text:h>
      <text:h text:style-name="P26" text:outline-level="3">Values.xml</text:h>
      <text:p text:style-name="P3">&lt;values&gt;</text:p>
      <text:p text:style-name="P1"><text:span text:style-name="T4"><text:tab/></text:span><text:span text:style-name="T5">&lt;objectTypes&gt;</text:span></text:p>
      <text:p text:style-name="P1"><text:span text:style-name="T4"><text:tab/><text:tab/></text:span><text:span text:style-name="T5">&lt;objectType</text:span><text:span text:style-name="T4"> </text:span><text:span text:style-name="T6">name</text:span><text:span text:style-name="T4">=</text:span><text:span text:style-name="T7">"Crate"</text:span><text:span text:style-name="T5">/&gt;</text:span></text:p>
      <text:p text:style-name="P1"><text:span text:style-name="T4"><text:tab/><text:tab/></text:span><text:span text:style-name="T5">&lt;objectType</text:span><text:span text:style-name="T4"> </text:span><text:span text:style-name="T6">name</text:span><text:span text:style-name="T4">=</text:span><text:span text:style-name="T7">"Lego"</text:span><text:span text:style-name="T5">/&gt;</text:span></text:p>
      <text:p text:style-name="P1"><text:span text:style-name="T5"><text:tab/><text:tab/>&lt;objectType</text:span><text:span text:style-name="T4"> </text:span><text:span text:style-name="T6">name</text:span><text:span text:style-name="T4">=</text:span><text:span text:style-name="T7"> ...</text:span><text:span text:style-name="T5">/&gt; #and so on</text:span></text:p>
      <text:p text:style-name="P1"><text:span text:style-name="T4"><text:tab/></text:span><text:span text:style-name="T5">&lt;/objectTypes&gt;</text:span></text:p>
      <text:p text:style-name="P1"><text:span text:style-name="T4"><text:tab/></text:span><text:span text:style-name="T5">&lt;backgroundTypes&gt;</text:span></text:p>
      <text:p text:style-name="P1"><text:span text:style-name="T4"><text:tab/><text:tab/></text:span><text:span text:style-name="T5">&lt;backgroundType</text:span><text:span text:style-name="T4"> </text:span><text:span text:style-name="T6">name</text:span><text:span text:style-name="T4">=</text:span><text:span text:style-name="T7">"Black"</text:span><text:span text:style-name="T5">/&gt;</text:span></text:p>
      <text:p text:style-name="P1"><text:span text:style-name="T4"><text:tab/><text:tab/></text:span><text:span text:style-name="T5">&lt;backgroundType</text:span><text:span text:style-name="T4"> </text:span><text:span text:style-name="T6">name</text:span><text:span text:style-name="T4">=</text:span><text:span text:style-name="T7">"Red"</text:span><text:span text:style-name="T5">/&gt;</text:span></text:p>
      <text:p text:style-name="P1"><text:span text:style-name="T4"><text:tab/><text:tab/></text:span><text:span text:style-name="T5">&lt;backgroundType</text:span><text:span text:style-name="T4"> </text:span><text:span text:style-name="T6">name</text:span><text:span text:style-name="T4">=</text:span><text:span text:style-name="T7"> ...</text:span><text:span text:style-name="T5">/&gt; #and so on</text:span></text:p>
      <text:p text:style-name="P1"><text:span text:style-name="T4"><text:tab/></text:span><text:span text:style-name="T5">&lt;/backgroundTypes&gt;</text:span></text:p>
      <text:p text:style-name="P1"><text:span text:style-name="T4"><text:tab/></text:span><text:span text:style-name="T5">&lt;LightOptions&gt;</text:span></text:p>
      <text:p text:style-name="P1"><text:span text:style-name="T4"><text:tab/><text:tab/></text:span><text:span text:style-name="T5">&lt;LightOption</text:span><text:span text:style-name="T4"> </text:span><text:span text:style-name="T6">name</text:span><text:span text:style-name="T4">=</text:span><text:span text:style-name="T7">"Three points halogen lighting"</text:span><text:span text:style-name="T5">/&gt;</text:span></text:p>
      <text:p text:style-name="P1"><text:span text:style-name="T4"><text:tab/><text:tab/></text:span><text:span text:style-name="T5">&lt;LightOption</text:span><text:span text:style-name="T4"> </text:span><text:span text:style-name="T6">name</text:span><text:span text:style-name="T4">=</text:span><text:span text:style-name="T7">"No extra lighting"</text:span><text:span text:style-name="T5">/&gt;</text:span></text:p>
      <text:p text:style-name="P1"><text:span text:style-name="T4"><text:tab/><text:tab/></text:span><text:span text:style-name="T5">&lt;LightOption</text:span><text:span text:style-name="T4"> </text:span><text:span text:style-name="T6">name</text:span><text:span text:style-name="T4">=</text:span><text:span text:style-name="T7"> ...</text:span><text:span text:style-name="T5">/&gt; #and so on</text:span></text:p>
      <text:p text:style-name="P1"><text:span text:style-name="T4"><text:tab/></text:span><text:span text:style-name="T5">&lt;/LightOptions&gt;</text:span></text:p>
      <text:p text:style-name="P1"><text:span text:style-name="T4"><text:tab/></text:span><text:span text:style-name="T5">&lt;PerspectiveOptions&gt;</text:span></text:p>
      <text:p text:style-name="P1"><text:span text:style-name="T4"><text:tab/><text:tab/></text:span><text:span text:style-name="T5">&lt;PerspectiveOption</text:span><text:span text:style-name="T4"> </text:span><text:span text:style-name="T6">name</text:span><text:span text:style-name="T4">=</text:span><text:span text:style-name="T7">"Two dimensional"</text:span><text:span text:style-name="T5">/&gt;</text:span></text:p>
      <text:p text:style-name="P1"><text:span text:style-name="T4"><text:tab/><text:tab/></text:span><text:span text:style-name="T5">&lt;PerspectiveOption</text:span><text:span text:style-name="T4"> </text:span><text:span text:style-name="T6">name</text:span><text:span text:style-name="T4">=</text:span><text:span text:style-name="T7">"Three dimensional"</text:span><text:span text:style-name="T5">/&gt;</text:span></text:p>
      <text:p text:style-name="P1"><text:span text:style-name="T4"><text:tab/><text:tab/></text:span><text:span text:style-name="T5">&lt;PerspectiveOption</text:span><text:span text:style-name="T4"> </text:span><text:span text:style-name="T6">name</text:span><text:span text:style-name="T4">=</text:span><text:span text:style-name="T7"> ...</text:span><text:span text:style-name="T5">/&gt; #and so on</text:span></text:p>
      <text:p text:style-name="P1"><text:span text:style-name="T4"><text:tab/></text:span><text:span text:style-name="T5">&lt;/PerspectiveOptions&gt;</text:span></text:p>
      <text:p text:style-name="P2">&lt;/valu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alibri" svg:font-family="Calibri"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lenn </meta:initial-creator>
    <meta:creation-date>2011-11-07T16:35:37</meta:creation-date>
    <dc:date>2011-11-08T10:10:46</dc:date>
    <dc:creator>Glenn </dc:creator>
    <meta:editing-duration>PT1H14M43S</meta:editing-duration>
    <meta:editing-cycles>7</meta:editing-cycles>
    <meta:generator>LibreOffice/3.3$Linux LibreOffice_project/330m19$Build-401</meta:generator>
    <meta:document-statistic meta:table-count="0" meta:image-count="0" meta:object-count="0" meta:page-count="5" meta:paragraph-count="83" meta:word-count="1063" meta:character-count="5998"/>
  </office:meta>
</office:document-meta>
</file>